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style:text-line-through-type="single"/>
    </style:style>
    <style:style style:name="T4"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Normal">*RIIIIIIIIIIIIIING!!!* went the alarm clock, and her gaze fell on it.</text:p>
      <text:p text:style-name="Normal">*RIIIIIIIIIIIIIING!!!* it continued, but its argument sounded unconvincing to her.</text:p>
      <text:p text:style-name="Normal">Regardless, *RIIIIIIIIIIIIIING!!!* it repeated.</text:p>
      <text:p text:style-name="Normal">Seeing this, she couldn’t help but wonder: <text:span text:style-name="T1">does repeating an argument make it stronger? </text:span>That could explain the reassertion. <text:span text:style-name="T1">Maybe the argument gets a morale boost or something. I know I would feel stronger if I got some encouragement. </text:span>Of course, she knew that was a rather big if.</text:p>
      <text:p text:style-name="Normal">For some reason, the clock seemed dead set on boosting the morale of its one argument, and in retaliation she became dead set on not getting out of bed. After some time though,</text:p>
      <text:p text:style-name="Normal">“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Normal">“You did your best today too, Mr. Clock.”</text:p>
      <text:p text:style-name="Normal">Unfortunately, its best hadn’t been enough to make her get up.</text:p>
      <text:p text:style-name="Normal"><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Normal">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Normal">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text:p>
      <text:p text:style-name="Normal">Then again, perhaps the sun was doing this for her sake, seeing as</text:p>
      <text:p text:style-name="Normal"><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Normal"><text:span text:style-name="T3">And so, as she was weighing the pros against the cons of school, her mind began playing out a scenario wherein she did go, and once there, somehow </text:span><text:span text:style-name="T4">you</text:span><text:span text:style-name="T3"> would see through all of her lies and understand her worries, and subsequently together you would resolve to run away somewhere far from all sorrows, and right after that promise was made you two would kis-</text:span></text:p>
      <text:p text:style-name="Normal">*FWOOSH!!!*</text:p>
      <text:p text:style-name="Normal">She burst out of her blanket. It was getting hot in there, what with her being angry at the sun and getting embarrassed at her own fantasies. Perhaps it was time to think about something else. ... <text:span text:style-name="T1">Yeah, let’s do that</text:span>.</text:p>
      <text:p text:style-name="Normal">Her room had become dimly lit courtesy of the sun (whom she'd decided to forgive around about right now), and her gaze wandered off in search of food for thought.</text:p>
      <text:p text:style-name="Normal">There wasn’t really anything eye-catchy around here, except maybe for the pink flowerpot on her nightstand. Then again even that was debatable; it was more like her eyes would always inevitably gravitate towards it. <text:span text:style-name="T1">Can’t be helped.</text:span> B<text:span text:style-name="T1">irds of a feather attract each other.</text:span></text:p>
      <text:p text:style-name="Normal">This flowerpot was empty inside.</text:p>
      <text:p text:style-name="Normal">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Normal">Naturally, there was no way a seed had materialised out of thin air and grown in an instant; the pot was well and truly empty. <text:span text:style-name="T3">In reality, it was a testament to her failures, a reminder of what she couldn’t do: </text:span><text:span text:style-name="T4">I couldn’t keep a single flower alive.</text:span><text:span text:style-name="T3"> But that was only in reality</text:span>. If plants took root in her imagination, then they could will themselves into existence and grow as quickly or slowly as they pleased. In particular, the one that lived in this pot was special: it was shy and didn’t show itself often, but when it did, it would blossom into a heart.</text:p>
      <text:p text:style-name="Normal">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pot. The intruder had buds of its own that had sprouted and entangled themselves with the heart,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Normal"><text:span text:style-name="T3">Half in search of what to try next and half out of absent-mindedness, her eyes drifted off and roamed about. Sunlight had truly flooded in by now, so that the looking glass next to her wardrobe had lost all its eeriness. Generally speaking, she wasn’t fond of mirrors; she never knew what she’d find in them. This time though, from the reflection, a tired-looking girl stared back at her vacantly. She smiled. She was glad to see her true self</text:span>. Still, she couldn’t help but notice that the hands of the clock in the glass were pointing rather more upwards than she felt they should.</text:p>
      <text:p text:style-name="Normal">“...”</text:p>
      <text:p text:style-name="Normal">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Normal">“...”</text:p>
      <text:p text:style-name="Normal"><text:span text:style-name="T1">What time is it anyway? </text:span>Thankfully the answer was well within sight.</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 </text:p>
      <text:p text:style-name="Normal">“Hi mom!” she stole a slice of bread from a plate before</text:p>
      <text:p text:style-name="Normal">“Ah,” realising mom had already left. However, there was money, a message and the house keys on the table, and she swept them all into her backpack. Seconds later, she was out of the house and running. Everyday it was the same routine, everyday it was the same exercise.</text:p>
      <text:p text:style-name="Normal">And yet, despite that, her heart just didn’t seem to grow any stronger, and after going through what felt like half the town she started running out of breath. Her pace slowed down, her body begged for oxygen, and her legs felt heavy. And yet, she didn’t stop. She had a reason not to.</text:p>
      <text:p text:style-name="Normal">If she couldn’t run, then she’d walk. It was the best she could do, so she walked. Step by step, she struggled forward, until she turned the final corner. There, she was greeted by the sight of the bus in the distance, closing its doors.</text:p>
      <text:p text:style-name="Normal"><text:span text:style-name="T1">... Damn it.</text:span></text:p>
      <text:p text:style-name="Normal">In one last effort, she broke into a sprint. There was no way she’d make it, but she tried anyway.</text:p>
      <text:p text:style-name="Normal">“Wait!” She shouted out, knowing full well buses don’t have ears. She wasn’t running to catch it, and she was already late to classes anyway. There was something else she was chasing.</text:p>
      <text:p text:style-name="Normal">彼女は幸せを追いかけていた。</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